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0.16cm" svg:y="1.905cm">
          <text:p text:style-name="P1"><text:span text:style-name="T1">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89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4.445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5.715cm">
          <text:p text:style-name="P1"><text:span text:style-name="T1">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12.065cm" svg:y1="1.27cm" svg:x2="12.065cm" svg:y2="1.905cm">
          <text:p/>
        </draw:line>
        <draw:line draw:style-name="gr2" draw:text-style-name="P3" draw:layer="layout" svg:x1="1.27cm" svg:y1="2.54cm" svg:x2="1.27cm" svg:y2="9.525cm">
          <text:p/>
        </draw:line>
        <draw:line draw:style-name="gr2" draw:text-style-name="P3" draw:layer="layout" svg:x1="1.905cm" svg:y1="3.175cm" svg:x2="1.27cm" svg:y2="3.175cm">
          <text:p/>
        </draw:line>
        <draw:line draw:style-name="gr2" draw:text-style-name="P3" draw:layer="layout" svg:x1="1.905cm" svg:y1="4.445cm" svg:x2="1.27cm" svg:y2="4.445cm">
          <text:p/>
        </draw:line>
        <draw:line draw:style-name="gr2" draw:text-style-name="P3" draw:layer="layout" svg:x1="1.905cm" svg:y1="5.715cm" svg:x2="1.27cm" svg:y2="5.715cm">
          <text:p/>
        </draw:line>
        <draw:custom-shape draw:style-name="gr1" draw:text-style-name="P2" draw:layer="layout" svg:width="7.62cm" svg:height="0.635cm" svg:x="1.905cm" svg:y="6.985cm">
          <text:p text:style-name="P1"><text:span text:style-name="T1">DescendingCaseless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8.255cm">
          <text:p text:style-name="P1"><text:span text:style-name="T1">DescendingCompa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0.635cm" svg:x="1.905cm" svg:y="9.525cm">
          <text:p text:style-name="P1"><text:span text:style-name="T1">Inverting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6.985cm" svg:x2="1.27cm" svg:y2="6.985cm">
          <text:p/>
        </draw:line>
        <draw:line draw:style-name="gr2" draw:text-style-name="P3" draw:layer="layout" svg:x1="1.905cm" svg:y1="8.255cm" svg:x2="1.27cm" svg:y2="8.255cm">
          <text:p/>
        </draw:line>
        <draw:line draw:style-name="gr2" draw:text-style-name="P3" draw:layer="layout" svg:x1="1.905cm" svg:y1="9.525cm" svg:x2="1.27cm" svg:y2="9.525cm">
          <text:p/>
        </draw:line>
        <draw:custom-shape draw:style-name="gr1" draw:text-style-name="P2" draw:layer="layout" svg:width="3.81cm" svg:height="0.635cm" svg:x="10.16cm" svg:y="3.175cm">
          <text:p text:style-name="P1"><text:span text:style-name="T1">Propertie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065cm" svg:y1="2.54cm" svg:x2="12.065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40:48</dc:date>
    <dc:language>en-US</dc:language>
    <meta:editing-cycles>4</meta:editing-cycles>
    <meta:editing-duration>PT6M20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